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A840000367A274E0046.svm"/>
  <manifest:file-entry manifest:media-type="" manifest:full-path="Pictures/200000070000489000000C5DAAD4A13B.svm"/>
  <manifest:file-entry manifest:media-type="" manifest:full-path="Pictures/2000000700004BB00000332F167E253B.svm"/>
  <manifest:file-entry manifest:media-type="" manifest:full-path="Pictures/2000000700003AE4000031CFA74E7487.svm"/>
  <manifest:file-entry manifest:media-type="" manifest:full-path="Pictures/2000000700005A2400003402111A8542.svm"/>
  <manifest:file-entry manifest:media-type="" manifest:full-path="Pictures/2000000700002BA800000495380C1011.svm"/>
  <manifest:file-entry manifest:media-type="" manifest:full-path="Pictures/2000000700004A8400003C852D6BD132.svm"/>
  <manifest:file-entry manifest:media-type="" manifest:full-path="Pictures/20000007000049BC00002F56F548072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imesNewRomanPS-BoldMT" svg:font-family="TimesNewRomanPS-BoldMT" style:font-family-generic="roman"/>
    <style:font-face style:name="TimesNewRomanPSMT" svg:font-family="TimesNewRomanPSMT" style:font-family-generic="roman"/>
    <style:font-face style:name="Arial-ItalicMT" svg:font-family="Arial-ItalicMT" style:font-family-generic="swiss"/>
    <style:font-face style:name="ArialMT" svg:font-family="ArialMT"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text-align="start" style:justify-single-word="false" style:text-autospace="none"/>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style:text-autospace="none"/>
    </style:style>
    <style:style style:name="P8" style:family="paragraph" style:parent-style-name="Standard">
      <style:paragraph-properties style:text-autospace="none"/>
    </style:style>
    <style:style style:name="P9" style:family="paragraph" style:parent-style-name="Standard">
      <style:paragraph-properties style:text-autospace="none"/>
    </style:style>
    <style:style style:name="P10" style:family="paragraph" style:parent-style-name="Standard">
      <style:paragraph-properties style:text-autospace="none"/>
    </style:style>
    <style:style style:name="P11" style:family="paragraph" style:parent-style-name="Standard">
      <style:paragraph-properties style:text-autospace="none"/>
    </style:style>
    <style:style style:name="P12" style:family="paragraph" style:parent-style-name="Standard">
      <style:paragraph-properties style:text-autospace="none"/>
    </style:style>
    <style:style style:name="P13" style:family="paragraph" style:parent-style-name="Standard">
      <style:paragraph-properties style:text-autospace="none"/>
    </style:style>
    <style:style style:name="P14" style:family="paragraph" style:parent-style-name="Standard">
      <style:paragraph-properties style:text-autospace="none"/>
    </style:style>
    <style:style style:name="P15" style:family="paragraph" style:parent-style-name="Standard">
      <style:paragraph-properties style:text-autospace="none"/>
    </style:style>
    <style:style style:name="P16" style:family="paragraph" style:parent-style-name="Standard">
      <style:paragraph-properties fo:text-align="start" style:justify-single-word="false" style:text-autospace="none">
        <style:tab-stops>
          <style:tab-stop style:position="13.838cm"/>
          <style:tab-stop style:position="13.996cm" style:type="right"/>
        </style:tab-stops>
      </style:paragraph-properties>
      <style:text-properties fo:font-size="16pt" fo:font-weight="bold" style:font-size-asian="16pt" style:font-weight-asian="bold"/>
    </style:style>
    <style:style style:name="P17" style:family="paragraph" style:parent-style-name="Standard">
      <style:paragraph-properties fo:text-align="end" style:justify-single-word="false">
        <style:tab-stops>
          <style:tab-stop style:position="15.081cm" style:type="right"/>
        </style:tab-stops>
      </style:paragraph-properties>
      <style:text-properties fo:font-size="16pt" fo:font-weight="bold" style:font-size-asian="16pt" style:font-weight-asian="bold"/>
    </style:style>
    <style:style style:name="P18" style:family="paragraph" style:parent-style-name="Standard">
      <style:paragraph-properties fo:text-align="end" style:justify-single-word="false" style:text-autospace="none">
        <style:tab-stops>
          <style:tab-stop style:position="15.081cm" style:type="right"/>
        </style:tab-stops>
      </style:paragraph-properties>
      <style:text-properties fo:font-size="16pt" fo:font-weight="bold" style:font-size-asian="16pt" style:font-weight-asian="bold"/>
    </style:style>
    <style:style style:name="P19" style:family="paragraph" style:parent-style-name="Standard">
      <style:paragraph-properties fo:text-align="end" style:justify-single-word="false" style:text-autospace="none">
        <style:tab-stops>
          <style:tab-stop style:position="15.081cm" style:type="right"/>
        </style:tab-stops>
      </style:paragraph-properties>
      <style:text-properties fo:font-size="16pt" fo:font-weight="bold" style:font-size-asian="16pt" style:font-weight-asian="bold"/>
    </style:style>
    <style:style style:name="P20" style:family="paragraph" style:parent-style-name="Standard">
      <style:paragraph-properties fo:text-align="end" style:justify-single-word="false">
        <style:tab-stops>
          <style:tab-stop style:position="15.081cm" style:type="right"/>
        </style:tab-stops>
      </style:paragraph-properties>
      <style:text-properties fo:font-size="16pt" fo:font-style="italic" style:font-size-asian="16pt" style:font-style-asian="italic"/>
    </style:style>
    <style:style style:name="P21" style:family="paragraph" style:parent-style-name="Standard">
      <style:paragraph-properties>
        <style:tab-stops>
          <style:tab-stop style:position="15.081cm" style:type="right"/>
        </style:tab-stops>
      </style:paragraph-properties>
    </style:style>
    <style:style style:name="P22" style:family="paragraph" style:parent-style-name="Standard">
      <style:paragraph-properties fo:text-align="end" style:justify-single-word="false">
        <style:tab-stops>
          <style:tab-stop style:position="15.081cm" style:type="right"/>
        </style:tab-stops>
      </style:paragraph-properties>
      <style:text-properties fo:font-size="26pt" fo:font-weight="bold" style:font-size-asian="26pt" style:font-weight-asian="bold"/>
    </style:style>
    <style:style style:name="P23" style:family="paragraph" style:parent-style-name="Standard">
      <style:paragraph-properties fo:text-align="start" style:justify-single-word="false" style:text-autospace="none"/>
      <style:text-properties style:font-name="Arial-ItalicMT" fo:font-size="18pt" fo:font-style="italic" style:font-name-asian="Arial-ItalicMT" style:font-size-asian="18pt" style:font-style-asian="italic" style:font-name-complex="Arial-ItalicMT" style:font-size-complex="18pt" style:font-style-complex="italic"/>
    </style:style>
    <style:style style:name="P24" style:family="paragraph" style:parent-style-name="Standard">
      <style:paragraph-properties fo:text-align="start" style:justify-single-word="false" style:text-autospace="none"/>
      <style:text-properties style:font-name="Arial-ItalicMT" fo:font-size="18pt" fo:font-style="italic" style:font-name-asian="Arial-ItalicMT" style:font-size-asian="18pt" style:font-style-asian="italic" style:font-name-complex="Arial-ItalicMT" style:font-size-complex="18pt" style:font-style-complex="italic"/>
    </style:style>
    <style:style style:name="P25" style:family="paragraph" style:parent-style-name="Standard">
      <style:paragraph-properties style:text-autospace="none"/>
    </style:style>
    <style:style style:name="P26" style:family="paragraph" style:parent-style-name="Standard">
      <style:paragraph-properties style:text-autospace="none"/>
    </style:style>
    <style:style style:name="P27" style:family="paragraph" style:parent-style-name="Standard">
      <style:paragraph-properties style:text-autospace="none"/>
    </style:style>
    <style:style style:name="P28" style:family="paragraph" style:parent-style-name="Standard">
      <style:paragraph-properties style:text-autospace="none"/>
    </style:style>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style style:name="P34" style:family="paragraph" style:parent-style-name="Standard">
      <style:paragraph-properties fo:break-before="page"/>
    </style:style>
    <style:style style:name="P35" style:family="paragraph" style:parent-style-name="Standard">
      <style:paragraph-properties fo:break-before="page" style:text-autospace="none"/>
    </style:style>
    <style:style style:name="P36" style:family="paragraph" style:parent-style-name="Standard">
      <style:paragraph-properties fo:break-before="page" style:text-autospace="none"/>
    </style:style>
    <style:style style:name="P37" style:family="paragraph" style:parent-style-name="Standard">
      <style:paragraph-properties fo:text-align="start" style:justify-single-word="false" fo:break-before="page" style:text-autospace="none"/>
    </style:style>
    <style:style style:name="P38" style:family="paragraph" style:parent-style-name="Title">
      <style:paragraph-properties fo:margin-top="0cm" fo:margin-bottom="0.106cm"/>
      <style:text-properties style:font-name="Times" fo:font-size="48pt" style:font-size-asian="48pt"/>
    </style:style>
    <style:style style:name="P39" style:family="paragraph" style:parent-style-name="Heading_20_4">
      <style:text-properties fo:font-size="16pt" style:font-size-asian="16pt"/>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3" style:family="text">
      <style:text-properties style:font-name="Arial-ItalicMT" fo:font-size="18pt" fo:font-style="italic" style:font-name-asian="Arial-ItalicMT" style:font-size-asian="18pt" style:font-style-asian="italic" style:font-name-complex="Arial-ItalicMT" style:font-size-complex="18pt" style:font-style-complex="italic"/>
    </style:style>
    <style:style style:name="T4" style:family="text">
      <style:text-properties style:font-name="ArialMT" fo:font-size="12pt" style:font-name-asian="ArialMT" style:font-size-asian="12pt" style:font-name-complex="ArialM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
      <text:p text:style-name="P38">Wishbone Outport</text:p>
      <text:p text:style-name="P38">From B3 Specification<text:line-break/></text:p>
      <text:p text:style-name="P22"/>
      <text:p text:style-name="P22"/>
      <text:h text:style-name="P39" text:outline-level="4">Author: Andrew Mulcock</text:h>
      <text:p text:style-name="P20">amulcock@opencores.org</text:p>
      <text:p text:style-name="P20"/>
      <text:p text:style-name="P20"/>
      <text:p text:style-name="P17">Rev. 0.1</text:p>
      <text:p text:style-name="P18"><text:span text:style-name="T1"><text:date style:data-style-name="N76" text:date-value="2008-02-02T14:11:23.70">2 February 2008</text:date></text:span></text:p>
      <text:p text:style-name="P18"><text:span text:style-name="T1"/></text:p>
      <text:p text:style-name="P34">Not so much a specification, but cuttings from the </text:p>
      <text:p text:style-name="P3"><text:span text:style-name="T2"/></text:p>
      <text:p text:style-name="P3"><text:span text:style-name="T3">WISHBONE System-on-Chip (SoC)</text:span></text:p>
      <text:p text:style-name="P23">Interconnection Architecture</text:p>
      <text:p text:style-name="P23">for Portable IP Cores</text:p>
      <text:p text:style-name="P1"><text:span text:style-name="T4">Revision: B.3, Released: September 7, 2002</text:span></text:p>
      <text:p text:style-name="P1"><text:span text:style-name="T1"/></text:p>
      <text:p text:style-name="P1"><text:span text:style-name="T1">All references et all acknowledged.</text:span></text:p>
      <text:p text:style-name="P1"><text:span text:style-name="T1"/></text:p>
      <text:p text:style-name="P16"><text:span text:style-name="T1"/></text:p>
      <text:p text:style-name="Standard">As at Feb 2008, this directory contains 5 VHDL files,</text:p>
      <text:p text:style-name="Standard"/>
      <text:list text:style-name="L1">
        <text:list-item>
          <text:p text:style-name="P29">WBMEM16X16.vhd</text:p>
        </text:list-item>
        <text:list-item>
          <text:p text:style-name="P29">WBMEM32X16.vhd</text:p>
        </text:list-item>
        <text:list-item>
          <text:p text:style-name="P29">WBOPRT08.vhd</text:p>
        </text:list-item>
        <text:list-item>
          <text:p text:style-name="P29">WBOPRT16.vhd</text:p>
        </text:list-item>
        <text:list-item>
          <text:p text:style-name="P29">WBOPRT32.vhd</text:p>
        </text:list-item>
      </text:list>
      <text:p text:style-name="Standard"/>
      <text:p text:style-name="Standard">WBMEM are two memories for the wishbone bus. 16X16 is 16 registers of 16 bits data, whilst 32X16 is 16 registers of 32 bit data. Single cycle read as per the Wishbone B3 specification <text:s/>examples, Appendix A7.</text:p>
      <text:p text:style-name="Standard"/>
      <text:p text:style-name="Standard">WBOPRT are three out port registers. 08, is 8 bits data, 16 is 16 bit data, and 32 is 32 bit data. As per Wishbone B3 specification Appendix A6.</text:p>
      <text:p text:style-name="Standard"/>
      <text:p text:style-name="Standard">Below are the pertinent extracts from the B3 specification.</text:p>
      <text:p text:style-name="Standard"><text:s/></text:p>
      <text:p text:style-name="Standard"/>
      <text:p text:style-name="P37"><text:span text:style-name="T1"/></text:p>
      <text:p text:style-name="P3"><draw:frame draw:style-name="fr1" draw:name="graphics2" text:anchor-type="paragraph" svg:width="16.999cm" svg:height="12.425cm" draw:z-index="1"><draw:image xlink:href="Pictures/2000000700004A840000367A274E0046.svm" xlink:type="simple" xlink:show="embed" xlink:actuate="onLoad"/></draw:frame><text:span text:style-name="T1"/></text:p>
      <text:p text:style-name="P3"><text:span text:style-name="T1"/></text:p>
      <text:p text:style-name="P1"><draw:frame draw:style-name="fr1" draw:name="graphics1" text:anchor-type="paragraph" svg:width="16.999cm" svg:height="9.807cm" draw:z-index="0"><draw:image xlink:href="Pictures/2000000700005A2400003402111A8542.svm" xlink:type="simple" xlink:show="embed" xlink:actuate="onLoad"/></draw:frame><text:span text:style-name="T1"/></text:p>
      <text:p text:style-name="P1"><text:span text:style-name="T1"/></text:p>
      <text:p text:style-name="P1"><text:span text:style-name="T1"/></text:p>
      <text:p text:style-name="P35"><draw:frame draw:style-name="fr2" draw:name="graphics4" text:anchor-type="paragraph" svg:x="0cm" svg:y="12.564cm" svg:width="16.999cm" svg:height="10.911cm" draw:z-index="3"><draw:image xlink:href="Pictures/20000007000049BC00002F56F548072F.svm" xlink:type="simple" xlink:show="embed" xlink:actuate="onLoad"/></draw:frame><draw:frame draw:style-name="fr1" draw:name="graphics3" text:anchor-type="paragraph" svg:width="16.999cm" svg:height="13.804cm" draw:z-index="2"><draw:image xlink:href="Pictures/2000000700004A8400003C852D6BD132.svm" xlink:type="simple" xlink:show="embed" xlink:actuate="onLoad"/></draw:frame><text:span text:style-name="T1"/></text:p>
      <text:p text:style-name="P1"><text:span text:style-name="T1"/></text:p>
      <text:p text:style-name="P1"><text:span text:style-name="T1"/></text:p>
      <text:p text:style-name="P35"><draw:frame draw:style-name="fr3" draw:name="graphics5" text:anchor-type="paragraph" svg:width="11.176cm" svg:height="1.173cm" draw:z-index="4"><draw:image xlink:href="Pictures/2000000700002BA800000495380C1011.svm" xlink:type="simple" xlink:show="embed" xlink:actuate="onLoad"/></draw:frame><draw:frame draw:style-name="fr2" draw:name="graphics6" text:anchor-type="paragraph" svg:x="0cm" svg:y="1.323cm" svg:width="16.999cm" svg:height="2.895cm" draw:z-index="5"><draw:image xlink:href="Pictures/200000070000489000000C5DAAD4A13B.svm" xlink:type="simple" xlink:show="embed" xlink:actuate="onLoad"/></draw:frame><text:span text:style-name="T1"/></text:p>
      <text:p text:style-name="P1"><draw:frame draw:style-name="fr3" draw:name="graphics7" text:anchor-type="paragraph" svg:width="15.076cm" svg:height="12.751cm" draw:z-index="6"><draw:image xlink:href="Pictures/2000000700003AE4000031CFA74E7487.svm" xlink:type="simple" xlink:show="embed" xlink:actuate="onLoad"/></draw:frame><text:span text:style-name="T1"/></text:p>
      <text:p text:style-name="P1"><text:span text:style-name="T1"/></text:p>
      <text:p text:style-name="P1"><draw:frame draw:style-name="fr1" draw:name="graphics8" text:anchor-type="paragraph" svg:width="16.999cm" svg:height="11.494cm" draw:z-index="7"><draw:image xlink:href="Pictures/2000000700004BB00000332F167E253B.svm" xlink:type="simple" xlink:show="embed" xlink:actuate="onLoad"/></draw:frame><text:span text:style-name="T1"/></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imesNewRomanPS-BoldMT" svg:font-family="TimesNewRomanPS-BoldMT" style:font-family-generic="roman"/>
    <style:font-face style:name="TimesNewRomanPSMT" svg:font-family="TimesNewRomanPSMT" style:font-family-generic="roman"/>
    <style:font-face style:name="Arial-ItalicMT" svg:font-family="Arial-ItalicMT" style:font-family-generic="swiss"/>
    <style:font-face style:name="ArialMT" svg:font-family="ArialMT"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_20_4" style:display-name="Heading 4" style:family="paragraph" style:parent-style-name="Standard" style:next-style-name="Standard" style:class="text" style:default-outline-level="4">
      <style:paragraph-properties fo:text-align="end" style:justify-single-word="false" fo:keep-with-next="always">
        <style:tab-stops>
          <style:tab-stop style:position="15.081cm" style:type="right"/>
        </style:tab-stops>
      </style:paragraph-properties>
      <style:text-properties fo:font-size="18pt" fo:font-style="italic" style:font-size-asian="18pt" style:font-style-asian="italic" style:font-size-complex="18pt" style:font-style-complex="italic"/>
    </style:style>
    <style:style style:name="Title" style:family="paragraph" style:parent-style-name="Standard" style:next-style-name="Subtitle" style:class="chapter">
      <style:paragraph-properties fo:margin-top="0.423cm" fo:margin-bottom="0.106cm" fo:text-align="end" style:justify-single-word="false"/>
      <style:text-properties style:font-name="Arial" fo:font-size="32pt" fo:font-weight="bold" style:letter-kerning="true" style:font-size-asian="32pt" style:font-weight-asian="bold" style:font-size-complex="32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8-02-02T13:47:06</meta:creation-date>
    <dc:date>2008-02-02T14:11:23</dc:date>
    <dc:language>en-US</dc:language>
    <meta:editing-cycles>2</meta:editing-cycles>
    <meta:editing-duration>PT24M17S</meta:editing-duration>
    <meta:user-defined meta:name="Info 1"/>
    <meta:user-defined meta:name="Info 2"/>
    <meta:user-defined meta:name="Info 3"/>
    <meta:user-defined meta:name="Info 4"/>
    <meta:document-statistic meta:table-count="0" meta:image-count="8" meta:object-count="0" meta:page-count="6" meta:paragraph-count="22" meta:word-count="164" meta:character-count="953"/>
  </office:meta>
</office:document-meta>
</file>